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fo:font-size="12pt" fo:language="ru" fo:country="RU" style:font-name-asian="Arial Unicode MS1" style:font-size-asian="12pt" style:font-name-complex="Tahoma2" style:font-size-complex="12pt" style:language-complex="none" style:country-complex="none"/>
    </style:style>
    <style:style style:name="P2" style:family="paragraph" style:parent-style-name="Standard">
      <style:paragraph-properties fo:text-align="end" style:justify-single-word="false"/>
      <style:text-properties style:use-window-font-color="true" fo:font-size="12pt" fo:language="ru" fo:country="RU" style:font-name-asian="Arial Unicode MS1" style:font-size-asian="12pt" style:font-name-complex="Tahoma2" style:font-size-complex="12pt" style:language-complex="none" style:country-complex="non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fo:language="ru" fo:country="RU" style:font-name-asian="Arial Unicode MS1" style:font-size-asian="12pt" style:font-name-complex="Tahoma2" style:font-size-complex="12pt" style:language-complex="none" style:country-complex="none"/>
    </style:style>
    <style:style style:name="P4" style:family="paragraph" style:parent-style-name="Standard" style:list-style-name="WW8Num1">
      <style:paragraph-properties>
        <style:tab-stops>
          <style:tab-stop style:position="1.27cm"/>
        </style:tab-stops>
      </style:paragraph-properties>
    </style:style>
    <style:style style:name="P5" style:family="paragraph" style:parent-style-name="Standard" style:list-style-name="WW8Num1">
      <style:paragraph-properties>
        <style:tab-stops>
          <style:tab-stop style:position="1.27cm"/>
        </style:tab-stops>
      </style:paragraph-properties>
      <style:text-properties style:use-window-font-color="true" fo:font-size="12pt" fo:language="ru" fo:country="RU" style:font-name-asian="Arial Unicode MS1" style:font-size-asian="12pt" style:font-name-complex="Tahoma2" style:font-size-complex="12pt" style:language-complex="none" style:country-complex="none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2pt" fo:language="en" fo:country="US" style:font-name-asian="Arial Unicode MS1" style:font-size-asian="12pt" style:font-name-complex="Tahoma2" style:font-size-complex="12pt" style:language-complex="none" style:country-complex="none"/>
    </style:style>
    <style:style style:name="P7" style:family="paragraph" style:parent-style-name="Standard">
      <style:paragraph-properties fo:text-align="center" style:justify-single-word="false"/>
      <style:text-properties style:use-window-font-color="true" fo:font-size="12pt" fo:language="en" fo:country="US" fo:font-weight="bold" style:font-name-asian="Arial Unicode MS1" style:font-size-asian="12pt" style:font-weight-asian="bold" style:font-name-complex="Tahoma2" style:font-size-complex="12pt" style:language-complex="none" style:country-complex="none"/>
    </style:style>
    <style:style style:name="P8" style:family="paragraph" style:parent-style-name="Standard">
      <style:text-properties style:use-window-font-color="true" fo:font-size="12pt" fo:language="en" fo:country="US" style:font-name-asian="Arial Unicode MS1" style:font-size-asian="12pt" style:font-name-complex="Tahoma2" style:font-size-complex="12pt" style:language-complex="none" style:country-complex="none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ize="12pt" fo:language="en" fo:country="US" style:font-name-asian="Arial Unicode MS1" style:font-size-asian="12pt" style:font-name-complex="Tahoma2" style:font-size-complex="12pt" style:language-complex="none" style:country-complex="none"/>
    </style:style>
    <style:style style:name="T1" style:family="text">
      <style:text-properties fo:language="en" fo:country="US"/>
    </style:style>
    <style:style style:name="T2" style:family="text">
      <style:text-properties style:use-window-font-color="true" fo:font-size="12pt" fo:language="ru" fo:country="RU" style:font-name-asian="Arial Unicode MS1" style:font-size-asian="12pt" style:font-name-complex="Tahoma2" style:font-size-complex="12pt" style:language-complex="none" style:country-complex="none"/>
    </style:style>
    <style:style style:name="T3" style:family="text">
      <style:text-properties style:use-window-font-color="true" fo:font-size="12pt" fo:language="ru" fo:country="RU" style:text-underline-style="solid" style:text-underline-width="auto" style:text-underline-color="font-color" fo:font-weight="bold" style:font-name-asian="Arial Unicode MS1" style:font-size-asian="12pt" style:font-weight-asian="bold" style:font-name-complex="Tahoma2" style:font-size-complex="12pt" style:language-complex="none" style:country-complex="none" style:font-weight-complex="bold"/>
    </style:style>
    <style:style style:name="T4" style:family="text">
      <style:text-properties fo:language="de" fo:country="DE"/>
    </style:style>
    <style:style style:name="T5" style:family="text">
      <style:text-properties fo:language="en" fo:country="GB"/>
    </style:style>
    <style:style style:name="T6" style:family="text">
      <style:text-properties style:text-position="super 58%" fo:language="en" fo:country="GB"/>
    </style:style>
    <style:style style:name="T7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ДК - 519.685.3</text:p>
      <text:p text:style-name="P2">Григорьев С.В.(4 курс, каф Системного программирования, СПбГУ),</text:p>
      <text:p text:style-name="P2">Лукичёв А.С. к.ф.-м.н. доцент </text:p>
      <text:p text:style-name="P2"/>
      <text:p text:style-name="P3">ГЕНЕРАТОР СИНТАКСИЧЕСКИХ АНАЛИЗАТОРОВ ДЛЯ ПРОИЗВОЛЬНЫХ КОНТЕКСТНО-СВОБОДНЫХ ГРАММАТИК. </text:p>
      <text:p text:style-name="P3"/>
      <text:p text:style-name="Standard"><text:tab/>Целью работы является разработка генератора синтаксических анализаторов для произвольных контекстно-свободных грамматик. <text:s/>Основной областью применения данного инструмента является реинжиниринг программного обеспечения. Одной из главных особенностей задач, решаемых при реинжиниринге, является то, что часто приходится работать с устаревшими языками, которые имеют большое количество плохо специфицированных диалектов, что затрудняет задание грамматики языка[<text:span text:style-name="T1">1</text:span>]. Это накладывает на инструмент дополнительные требования:</text:p>
      <text:list text:style-name="WW8Num1">
        <text:list-item>
          <text:p text:style-name="P4"><text:span text:style-name="T2">Необходима поддержка произвольных (</text:span><text:span text:style-name="T3">в том числе неоднозначных</text:span><text:span text:style-name="T2">) контекстно-свободных грамматик, так как они являются наиболее распространённым способом задания грамматик.</text:span></text:p>
        </text:list-item>
        <text:list-item>
          <text:p text:style-name="P5">Необходима поддержка расширенных регулярных выражений в правых частях правил, так как их применение очень распространено при формальном описании языков.</text:p>
        </text:list-item>
      </text:list>
      <text:p text:style-name="Standard"/>
      <text:p text:style-name="Standard"><text:tab/>Необходимость работы с неоднозначными КС грамматиками определило выбор <text:span text:style-name="T4">GLR</text:span> алгоритма для анализа. Работу алгоритма <text:span text:style-name="T1">GLR</text:span> можно рассматривать как параллельное исполнение набора <text:span text:style-name="T1">LR</text:span>-анализаторов. При этом данный набор дополняется процедурой управления магазинами, оптимизирующей их представление путем «склеивания» и «расклеивания», что позволяет хранить и строить параллельные выводы в рамках одного <text:span text:style-name="T1">LR</text:span>-анализатора, лишь при возникновении конфликта добавляя параллельный анализатор. </text:p>
      <text:p text:style-name="Standard"><text:tab/>Оказалось, что весьма наглядно такой алгоритм может быть представлен в виде двух взаимно-рекурсивных функций (рекурсивно-восходящий алгоритм, <text:span text:style-name="T1">recursive</text:span> <text:span text:style-name="T1">ascent</text:span>[2] [3]). <text:s/>При этом расклеивание естественным образом реализуется ветвлением в одной из функций, а склеивание — кэшированием результатов.</text:p>
      <text:p text:style-name="Standard"><text:tab/>Реализация такого подхода на функциональном языке программирования очень наглядна. В этом случае магазины естественным образом заменяются на стек вызовов функций, а <text:s/>кэширование результатов может быть реализовано с помощью замыкания. Поэтому в качестве языка реализации был выбран <text:span text:style-name="T4">F</text:span>#.</text:p>
      <text:p text:style-name="Standard"><text:tab/>Кроме этого <text:span text:style-name="T4">F</text:span># обладает рядом дополнительных особенностей, которые сильно упростили разработку.</text:p>
      <text:p text:style-name="Standard"><text:tab/>В задачах, связанных с синтаксическим анализом, основными структурами данных являются деревья и списки. Так как F# реализует функциональную парадигму, то работа с такими структурами сильно упрощается. Код становится компактнее и надёжнее.</text:p>
      <text:p text:style-name="Standard"><text:tab/>Важным является то, что F# полностью интегрирован в .NET. Это даёт возможность пользоваться всеми библиотеками, что даёт лёгкий доступ к большому количеству готовых стандартных решений и упрощает разработку. Кроме того, это позволяет легко интегрировать компоненты, разработанные на <text:span text:style-name="T1">F</text:span># с компонентами на других языках платформы, что позволит упростить применение инструмента в проектах на .<text:span text:style-name="T1">NET</text:span>. </text:p>
      <text:p text:style-name="Standard"><text:tab/>Дополнительным плюсом является то, что разработку на <text:span text:style-name="T4">F</text:span># можно вести в <text:span text:style-name="T4">Visual</text:span> <text:span text:style-name="T4">Studio</text:span>, что делает процесс проще.</text:p>
      <text:p text:style-name="P6"/>
      <text:p text:style-name="P7">Список литературы</text:p>
      <text:p text:style-name="Standard"><text:span text:style-name="T5">1)</text:span><text:span text:style-name="T1">Mark</text:span><text:span text:style-name="T5"> </text:span><text:span text:style-name="T1">G.J.</text:span><text:span text:style-name="T5"> </text:span><text:span text:style-name="T1">van</text:span><text:span text:style-name="T5"> </text:span><text:span text:style-name="T1">den</text:span><text:span text:style-name="T5"> </text:span><text:span text:style-name="T1">Brand,</text:span><text:span text:style-name="T5"> </text:span><text:span text:style-name="T1">Alex</text:span><text:span text:style-name="T5"> </text:span><text:span text:style-name="T1">Sellink,</text:span><text:span text:style-name="T5"> </text:span><text:span text:style-name="T1">Chris</text:span><text:span text:style-name="T5"> </text:span><text:span text:style-name="T1">Verhoef Current</text:span><text:span text:style-name="T5"> Parsing Techniquesin Software Renovation Considered Harmful. // IWPC’98:Proceedings of the 6</text:span><text:span text:style-name="T6">th</text:span><text:span text:style-name="T5"> International Workshopon Program Comprehension.-IEEE Computer Society, Washington, 1998.</text:span></text:p>
      <text:p text:style-name="Standard"><text:span text:style-name="T5">2</text:span><text:span text:style-name="T1">)Rene Leermakers Non-deterministic Recursive Ascent Parsing. Philips Research</text:span></text:p>
      <text:p text:style-name="P8">Laboratories, P.O.Box 80.000, 5600 JA Eindhoven, The Netherlands.</text:p>
      <text:p text:style-name="Standard"><text:span text:style-name="T5">3</text:span><text:span text:style-name="T1">)Larry Morell, David Middleton RECURSIVE-ASCENT PARSING. Arkansas Tech University</text:span></text:p>
      <text:p text:style-name="P9"><text:span text:style-name="T7">Russellville, Arkans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z0" style:family="text">
      <style:text-properties style:font-name="Symbol" style:font-name-complex="OpenSymbol1"/>
    </style:style>
    <style:style style:name="WW8Num1z1" style:family="text">
      <style:text-properties style:font-name="OpenSymbol1" style:font-name-complex="OpenSymbol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◦">
        <style:list-level-properties text:space-before="1.27cm" text:min-label-width="0.635cm"/>
        <style:text-properties style:font-name="OpenSymbol1"/>
      </text:list-level-style-bullet>
      <text:list-level-style-bullet text:level="3" text:style-name="WW8Num1z1" style:num-suffix="." text:bullet-char="▪">
        <style:list-level-properties text:space-before="1.905cm" text:min-label-width="0.635cm"/>
        <style:text-properties style:font-name="OpenSymbol1"/>
      </text:list-level-style-bullet>
      <text:list-level-style-bullet text:level="4" text:style-name="WW8Num1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1z1" style:num-suffix="." text:bullet-char="◦">
        <style:list-level-properties text:space-before="3.175cm" text:min-label-width="0.635cm"/>
        <style:text-properties style:font-name="OpenSymbol1"/>
      </text:list-level-style-bullet>
      <text:list-level-style-bullet text:level="6" text:style-name="WW8Num1z1" style:num-suffix="." text:bullet-char="▪">
        <style:list-level-properties text:space-before="3.81cm" text:min-label-width="0.635cm"/>
        <style:text-properties style:font-name="OpenSymbol1"/>
      </text:list-level-style-bullet>
      <text:list-level-style-bullet text:level="7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8Num1z1" style:num-suffix="." text:bullet-char="◦">
        <style:list-level-properties text:space-before="5.08cm" text:min-label-width="0.635cm"/>
        <style:text-properties style:font-name="OpenSymbol1"/>
      </text:list-level-style-bullet>
      <text:list-level-style-bullet text:level="9" text:style-name="WW8Num1z1" style:num-suffix="." text:bullet-char="▪">
        <style:list-level-properties text:space-before="5.715cm" text:min-label-width="0.635cm"/>
        <style:text-properties style:font-name="Open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2$Win32 OpenOffice.org_project/680m5$Build-9011
  </meta:generator>
    <meta:creation-date>2010-03-07T10:59:08</meta:creation-date>
    <dc:creator>Semen</dc:creator>
    <dc:date>2010-03-07T11:01:03</dc:date>
    <dc:language>ru-RU</dc:language>
    <meta:editing-cycles>16</meta:editing-cycles>
    <meta:editing-duration>PT5H9M30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2" meta:paragraph-count="20" meta:word-count="426" meta:character-count="3448"/>
  </office:meta>
</office:document-meta>
</file>